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.AppleSystemUIFontMonospaced" svg:font-family=".AppleSystemUIFontMonospaced"/>
  </office:font-face-decls>
  <office:automatic-styles>
    <style:style style:name="P1" style:family="paragraph" style:parent-style-name="Standard">
      <style:text-properties style:font-name=".AppleSystemUIFontMonospaced" fo:font-size="14.0pt" fo:color="#fb0007" fo:background-color="#ffffff"/>
    </style:style>
    <style:style style:name="P2" style:family="paragraph" style:parent-style-name="Standard">
      <style:text-properties style:font-name=".AppleSystemUIFontMonospaced" fo:font-size="14.0pt" fo:color="#146701" fo:background-color="#ffffff"/>
    </style:style>
    <style:style style:name="P3" style:family="paragraph" style:parent-style-name="Standard">
      <style:text-properties style:font-name=".AppleSystemUIFontMonospaced" fo:font-size="14.0pt" fo:color="#1d00ff" fo:background-color="#ffffff"/>
    </style:style>
    <style:style style:name="P4" style:family="paragraph" style:parent-style-name="Standard">
      <style:text-properties style:font-name=".AppleSystemUIFontMonospaced" fo:font-size="14.0pt" fo:color="#1b1b1b" fo:background-color="#ffffff"/>
    </style:style>
    <style:style style:name="T1" style:family="text">
      <style:text-properties fo:letter-spacing="0.0000in" fo:color="#146701"/>
    </style:style>
    <style:style style:name="T2" style:family="text">
      <style:text-properties fo:letter-spacing="0.0000in" fo:color="#1b1b1b"/>
    </style:style>
    <style:style style:name="T3" style:family="text">
      <style:text-properties fo:letter-spacing="0.0000in"/>
    </style:style>
    <style:style style:name="T4" style:family="text">
      <style:text-properties fo:letter-spacing="0.0000in" fo:color="#1d00ff"/>
    </style:style>
    <style:style style:name="T5" style:family="text">
      <style:text-properties fo:letter-spacing="0.0000in" fo:color="#fb0007"/>
    </style:style>
    <style:style style:name="T6" style:family="text">
      <style:text-properties fo:letter-spacing="0.0000in" fo:color="#135534"/>
    </style:style>
    <style:style style:name="T7" style:family="text">
      <style:text-properties fo:letter-spacing="0.0000in" fo:color="#fb0014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mport</text:span><text:span text:style-name="T2"><text:s/>{ </text:span><text:span text:style-name="T3">StyleSheet</text:span><text:span text:style-name="T2">, </text:span><text:span text:style-name="T3">Text</text:span><text:span text:style-name="T2">, </text:span><text:span text:style-name="T3">View</text:span><text:span text:style-name="T2"><text:s/>} </text:span><text:span text:style-name="T1">from</text:span><text:span text:style-name="T2"><text:s/></text:span><text:span text:style-name="T4">'react-native'</text:span><text:span text:style-name="T1">import</text:span><text:span text:style-name="T2"><text:s/></text:span><text:span text:style-name="T1">React</text:span><text:span text:style-name="T2">, {</text:span><text:span text:style-name="T3">useState</text:span><text:span text:style-name="T2">} </text:span><text:span text:style-name="T1">from</text:span><text:span text:style-name="T2"><text:s/></text:span><text:span text:style-name="T4">"react"</text:span><text:span text:style-name="T2">;</text:span></text:p>
      <text:p text:style-name="P2"><text:span text:style-name="T3">import</text:span><text:span text:style-name="T2"><text:s/>{</text:span></text:p>
      <text:p text:style-name="P1"><text:span text:style-name="T2"><text:s text:c="4"/></text:span><text:span text:style-name="T3">SafeAreaView</text:span><text:span text:style-name="T2">,</text:span></text:p>
      <text:p text:style-name="P1"><text:span text:style-name="T2"><text:s text:c="4"/></text:span><text:span text:style-name="T3">TouchableOpacity</text:span><text:span text:style-name="T2">,</text:span></text:p>
      <text:p text:style-name="P3"><text:span text:style-name="T2"><text:s text:c="4"/>} <text:s text:c="2"/></text:span><text:span text:style-name="T1">from</text:span><text:span text:style-name="T2"><text:s/></text:span><text:span text:style-name="T3">"react-native"</text:span><text:span text:style-name="T2">;</text:span></text:p>
      <text:p text:style-name="P2"><text:span text:style-name="T3">import</text:span><text:span text:style-name="T2"><text:s/></text:span><text:span text:style-name="T3">tw</text:span><text:span text:style-name="T2"><text:s/></text:span><text:span text:style-name="T3">from</text:span><text:span text:style-name="T2"><text:s/></text:span><text:span text:style-name="T4">'twrnc'</text:span><text:span text:style-name="T2">;</text:span></text:p>
      <text:p text:style-name="P3"><text:span text:style-name="T1">import</text:span><text:span text:style-name="T2"><text:s/>{ Icon } </text:span><text:span text:style-name="T1">from</text:span><text:span text:style-name="T2"><text:s/></text:span><text:span text:style-name="T3">"react-native-elements"</text:span><text:span text:style-name="T2">;</text:span></text:p>
      <text:p text:style-name="P3"><text:span text:style-name="T1">import</text:span><text:span text:style-name="T2"><text:s/>{ </text:span><text:span text:style-name="T5">FlatList</text:span><text:span text:style-name="T2"><text:s/>} </text:span><text:span text:style-name="T1">from</text:span><text:span text:style-name="T2"><text:s/></text:span><text:span text:style-name="T3">"react-native"</text:span><text:span text:style-name="T2">;</text:span></text:p>
      <text:p text:style-name="P3"><text:span text:style-name="T1">import</text:span><text:span text:style-name="T2"><text:s/>{ </text:span><text:span text:style-name="T5">Image</text:span><text:span text:style-name="T2"><text:s/>} </text:span><text:span text:style-name="T1">from</text:span><text:span text:style-name="T2"><text:s/></text:span><text:span text:style-name="T3">"react-native"</text:span><text:span text:style-name="T1">import</text:span><text:span text:style-name="T2"><text:s/>{ </text:span><text:span text:style-name="T5">useNavigation</text:span><text:span text:style-name="T2"><text:s/>} </text:span><text:span text:style-name="T1">from</text:span><text:span text:style-name="T2"><text:s/></text:span><text:span text:style-name="T3">"@react-navigation/native"</text:span><text:span text:style-name="T2">;</text:span></text:p>
      <text:p text:style-name="P2"><text:span text:style-name="T3">const</text:span><text:span text:style-name="T2"><text:s/></text:span><text:span text:style-name="T3">data</text:span><text:span text:style-name="T2"><text:s/>= [</text:span></text:p>
      <text:p text:style-name="P4"><text:span text:style-name="T3"><text:s text:c="4"/>{</text:span></text:p>
      <text:p text:style-name="P4"><text:span text:style-name="T3"><text:s text:c="8"/></text:span><text:span text:style-name="T5">id</text:span><text:span text:style-name="T3">: </text:span><text:span text:style-name="T4">"123"</text:span><text:span text:style-name="T3">,</text:span></text:p>
      <text:p text:style-name="P4"><text:span text:style-name="T3"><text:s text:c="8"/>provedor: </text:span><text:span text:style-name="T4">"Atella"</text:span><text:span text:style-name="T3">,</text:span></text:p>
      <text:p text:style-name="P4"><text:span text:style-name="T3"><text:s text:c="8"/>messageReport: </text:span><text:span text:style-name="T4">"Cotação Pronta"</text:span><text:span text:style-name="T3">,</text:span></text:p>
      <text:p text:style-name="P4"><text:span text:style-name="T3"><text:s text:c="4"/>},</text:span></text:p>
      <text:p text:style-name="P4"><text:span text:style-name="T3"><text:s text:c="4"/>{</text:span></text:p>
      <text:p text:style-name="P4"><text:span text:style-name="T3"><text:s text:c="8"/></text:span><text:span text:style-name="T5">id</text:span><text:span text:style-name="T3">: </text:span><text:span text:style-name="T4">"124"</text:span><text:span text:style-name="T3">,</text:span></text:p>
      <text:p text:style-name="P4"><text:span text:style-name="T3"><text:s text:c="8"/>provedor: </text:span><text:span text:style-name="T4">"Viasat"</text:span><text:span text:style-name="T3">,</text:span></text:p>
      <text:p text:style-name="P4"><text:span text:style-name="T3"><text:s text:c="8"/>messageReport: </text:span><text:span text:style-name="T4">"Cotação Pronta"</text:span><text:span text:style-name="T3">,</text:span></text:p>
      <text:p text:style-name="P4"><text:span text:style-name="T3"><text:s text:c="4"/>},</text:span></text:p>
      <text:p text:style-name="P4"><text:span text:style-name="T3">];</text:span></text:p>
      <text:p text:style-name="P2"><text:span text:style-name="T3">const</text:span><text:span text:style-name="T2"><text:s/></text:span><text:span text:style-name="T3">NavFavorities</text:span><text:span text:style-name="T2"><text:s/>= () =&gt; {</text:span></text:p>
      <text:p text:style-name="P4"><text:span text:style-name="T3"><text:s text:c="4"/></text:span><text:span text:style-name="T5">const</text:span><text:span text:style-name="T3"><text:s/></text:span><text:span text:style-name="T5">navigation</text:span><text:span text:style-name="T3"><text:s/>= useNavigation();</text:span></text:p>
      <text:p text:style-name="P1"><text:span text:style-name="T2"><text:s text:c="4"/></text:span><text:span text:style-name="T3">const</text:span><text:span text:style-name="T2"><text:s/>[</text:span><text:span text:style-name="T3">selected</text:span><text:span text:style-name="T2">, </text:span><text:span text:style-name="T3">setSelected</text:span><text:span text:style-name="T2">] = useState(</text:span><text:span text:style-name="T3">null</text:span><text:span text:style-name="T2">);</text:span></text:p>
      <text:p text:style-name="P1"><text:span text:style-name="T2"><text:s text:c="2"/></text:span><text:span text:style-name="T3">return</text:span><text:span text:style-name="T2"><text:s/>(</text:span></text:p>
      <text:p text:style-name="P1"><text:span text:style-name="T2"><text:s text:c="4"/>&lt;</text:span><text:span text:style-name="T3">SafeAreaView</text:span><text:span text:style-name="T2"><text:s/></text:span><text:span text:style-name="T3">style</text:span><text:span text:style-name="T2">={</text:span><text:span text:style-name="T3">tw</text:span><text:span text:style-name="T2">`</text:span><text:span text:style-name="T3">bg-white</text:span><text:span text:style-name="T2"><text:s/></text:span><text:span text:style-name="T3">flex-1</text:span><text:span text:style-name="T2">`}&gt;</text:span></text:p>
      <text:p text:style-name="P4"><text:span text:style-name="T3"><text:s text:c="8"/>&lt;</text:span><text:span text:style-name="T5">FlatList</text:span><text:span text:style-name="T3"><text:s text:c="8"/></text:span><text:span text:style-name="T5">data</text:span><text:span text:style-name="T3">={</text:span><text:span text:style-name="T5">data</text:span><text:span text:style-name="T3">}</text:span></text:p>
      <text:p text:style-name="P1"><text:span text:style-name="T2"><text:s text:c="8"/></text:span><text:span text:style-name="T3">kevExtractor</text:span><text:span text:style-name="T2">={(</text:span><text:span text:style-name="T3">item</text:span><text:span text:style-name="T2">)=&gt;</text:span><text:span text:style-name="T3">item.id</text:span><text:span text:style-name="T2">}</text:span></text:p>
      <text:p text:style-name="P1"><text:span text:style-name="T2"><text:s text:c="8"/></text:span><text:span text:style-name="T3">renderItem</text:span><text:span text:style-name="T2">={({ </text:span><text:span text:style-name="T3">item</text:span><text:span text:style-name="T2"><text:s/>: { </text:span><text:span text:style-name="T3">id</text:span><text:span text:style-name="T2">, </text:span><text:span text:style-name="T3">provedor</text:span><text:span text:style-name="T2">, </text:span><text:span text:style-name="T3">messageReport</text:span><text:span text:style-name="T2">}, </text:span><text:span text:style-name="T3">item</text:span><text:span text:style-name="T2">}) =&gt;(</text:span></text:p>
      <text:p text:style-name="P4"><text:span text:style-name="T3"><text:s text:c="8"/>&lt;</text:span><text:span text:style-name="T5">TouchableOpacity</text:span><text:span text:style-name="T3"><text:s text:c="12"/></text:span><text:span text:style-name="T5">onPress</text:span><text:span text:style-name="T3">={()=&gt;setSelected(</text:span><text:span text:style-name="T5">item</text:span><text:span text:style-name="T3">)}</text:span></text:p>
      <text:p text:style-name="P1"><text:span text:style-name="T2"><text:s text:c="12"/></text:span><text:span text:style-name="T3">style</text:span><text:span text:style-name="T2">={</text:span><text:span text:style-name="T3">tw</text:span><text:span text:style-name="T2">`</text:span><text:span text:style-name="T3">flex-row</text:span><text:span text:style-name="T2"><text:s/></text:span><text:span text:style-name="T3">justify-between</text:span><text:span text:style-name="T2"><text:s/></text:span><text:span text:style-name="T3">itens-center</text:span><text:span text:style-name="T2"><text:s/></text:span><text:span text:style-name="T3">px-10</text:span><text:span text:style-name="T2"><text:s/>${</text:span></text:p>
      <text:p text:style-name="P4"><text:span text:style-name="T3"><text:s text:c="12"/></text:span><text:span text:style-name="T5">id</text:span><text:span text:style-name="T3"><text:s/>=== </text:span><text:span text:style-name="T5">selected</text:span><text:span text:style-name="T3">?. </text:span><text:span text:style-name="T5">id</text:span><text:span text:style-name="T3"><text:s/>&amp;&amp; </text:span><text:span text:style-name="T4">"bg-gray-200"</text:span><text:span text:style-name="T3"><text:s text:c="8"/>}`}</text:span></text:p>
      <text:p text:style-name="P4"><text:span text:style-name="T3"><text:s text:c="8"/>&gt; <text:s/></text:span></text:p>
      <text:p text:style-name="P4"><text:span text:style-name="T3"><text:s text:c="12"/>&lt;</text:span><text:span text:style-name="T5">Image</text:span><text:span text:style-name="T3"><text:s text:c="16"/></text:span><text:span text:style-name="T5">style</text:span><text:span text:style-name="T3">={{</text:span></text:p>
      <text:p text:style-name="P4"><text:span text:style-name="T3"><text:s text:c="16"/>width: </text:span><text:span text:style-name="T6">30</text:span><text:span text:style-name="T3">,</text:span></text:p>
      <text:p text:style-name="P4"><text:span text:style-name="T3"><text:s text:c="16"/>height: </text:span><text:span text:style-name="T6">30</text:span><text:span text:style-name="T3">,</text:span></text:p>
      <text:p text:style-name="P4"><text:span text:style-name="T3"><text:s text:c="16"/>resizeMode: </text:span><text:span text:style-name="T4">"contain"</text:span><text:span text:style-name="T3"><text:s text:c="16"/>}}</text:span></text:p>
      <text:p text:style-name="P3"><text:span text:style-name="T2"><text:s text:c="16"/></text:span><text:span text:style-name="T5">source</text:span><text:span text:style-name="T2">={{ </text:span><text:span text:style-name="T5">uri</text:span><text:span text:style-name="T2">: </text:span><text:span text:style-name="T3">"https://cdn-icons-png.flaticon.com/512/1827/1827370.png"</text:span><text:span text:style-name="T2"><text:s/>}}</text:span></text:p>
      <text:p text:style-name="P4"><text:span text:style-name="T3"><text:s text:c="12"/>&gt;&lt;/</text:span><text:span text:style-name="T5">Image</text:span><text:span text:style-name="T3">&gt;</text:span></text:p>
      <text:p text:style-name="P4"><text:span text:style-name="T3"><text:s text:c="12"/>&lt;</text:span><text:span text:style-name="T5">View</text:span><text:span text:style-name="T3"><text:s/></text:span><text:span text:style-name="T5">stvle</text:span><text:span text:style-name="T3">= {</text:span><text:span text:style-name="T5">tw</text:span><text:span text:style-name="T3">`</text:span><text:span text:style-name="T7">-ml-</text:span><text:span text:style-name="T6">6</text:span><text:span text:style-name="T3">`}&gt;</text:span></text:p>
      <text:p text:style-name="P1"><text:span text:style-name="T2"><text:s text:c="16"/>&lt;</text:span><text:span text:style-name="T3">Text</text:span><text:span text:style-name="T2"><text:s/></text:span><text:span text:style-name="T3">style</text:span><text:span text:style-name="T2">={</text:span><text:span text:style-name="T3">tw</text:span><text:span text:style-name="T2">`</text:span><text:span text:style-name="T3">text-sm</text:span><text:span text:style-name="T2"><text:s/></text:span><text:span text:style-name="T3">font-semibold</text:span><text:span text:style-name="T2"><text:s text:c="2"/>`}&gt; {</text:span><text:span text:style-name="T3">messageReport</text:span><text:span text:style-name="T2">} &lt;/</text:span><text:span text:style-name="T3">Text</text:span><text:span text:style-name="T2">&gt; <text:s text:c="2"/></text:span></text:p>
      <text:p text:style-name="P1"><text:span text:style-name="T2"><text:s text:c="16"/>&lt;</text:span><text:span text:style-name="T3">Text</text:span><text:span text:style-name="T2"><text:s/></text:span><text:span text:style-name="T3">style</text:span><text:span text:style-name="T2">={</text:span><text:span text:style-name="T3">tw</text:span><text:span text:style-name="T2">`</text:span><text:span text:style-name="T3">text-xs</text:span><text:span text:style-name="T2"><text:s/>`}&gt;</text:span><text:span text:style-name="T3">Mensagem</text:span><text:span text:style-name="T2"><text:s/></text:span><text:span text:style-name="T3">recebida</text:span><text:span text:style-name="T2"><text:s/></text:span><text:span text:style-name="T3">de</text:span><text:span text:style-name="T2"><text:s/>{</text:span><text:span text:style-name="T3">provedor</text:span><text:span text:style-name="T2">}&lt;/</text:span><text:span text:style-name="T3">Text</text:span><text:span text:style-name="T2">&gt;</text:span></text:p>
      <text:p text:style-name="P4"><text:span text:style-name="T3"><text:s text:c="12"/>&lt;/</text:span><text:span text:style-name="T5">View</text:span><text:span text:style-name="T3">&gt;</text:span></text:p>
      <text:p text:style-name="P1"><text:span text:style-name="T2"><text:s text:c="8"/>&lt;/</text:span><text:span text:style-name="T3">TouchableOpacity</text:span><text:span text:style-name="T2">&gt;</text:span></text:p>
      <text:p text:style-name="P4"><text:span text:style-name="T3"><text:s text:c="8"/>)}</text:span></text:p>
      <text:p text:style-name="P4"><text:span text:style-name="T3"><text:s text:c="4"/>&gt;&lt;/</text:span><text:span text:style-name="T5">FlatList</text:span><text:span text:style-name="T3">&gt;</text:span></text:p>
      <text:p text:style-name="P1"><text:span text:style-name="T2"><text:s text:c="4"/>&lt;/</text:span><text:span text:style-name="T3">SafeAreaView</text:span><text:span text:style-name="T2">&gt;</text:span></text:p>
      <text:p text:style-name="P4"><text:span text:style-name="T3"><text:s text:c="2"/>)</text:span></text:p>
      <text:p text:style-name="P4"><text:span text:style-name="T3">}</text:span></text:p>
      <text:p text:style-name="P2"><text:span text:style-name="T3">export</text:span><text:span text:style-name="T2"><text:s/></text:span><text:span text:style-name="T3">default</text:span><text:span text:style-name="T2"><text:s/></text:span><text:span text:style-name="T3">NavFavoritiesconst</text:span><text:span text:style-name="T2"><text:s/></text:span><text:span text:style-name="T3">styles</text:span><text:span text:style-name="T2"><text:s/>= StyleSheet.create({}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5</meta:generator>
  </office:meta>
</office:document-meta>
</file>